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cripts/javascript/Macros/Macro1.js" manifest:media-type=""/>
  <manifest:file-entry manifest:full-path="Scripts/javascript/Macros/parcel-descriptor.xml" manifest:media-type=""/>
  <manifest:file-entry manifest:full-path="Scripts/javascript/Macro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59.65mm"/>
    </style:style>
    <style:style style:name="co3" style:family="table-column">
      <style:table-column-properties fo:break-before="auto" style:column-width="17.13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20.18mm"/>
    </style:style>
    <style:style style:name="co7" style:family="table-column">
      <style:table-column-properties fo:break-before="auto" style:column-width="16.86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16.03mm"/>
    </style:style>
    <style:style style:name="co10" style:family="table-column">
      <style:table-column-properties fo:break-before="auto" style:column-width="25.4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44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8.98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Verdana" fo:font-size="8pt" style:font-size-asian="8pt" style:font-size-complex="8pt"/>
    </style:style>
    <style:style style:name="ce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10" style:family="table-cell" style:parent-style-name="Default" style:data-style-name="N2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74pt solid #000000"/>
    </style:style>
    <style:style style:name="ce12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 style:data-style-name="N108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15" style:family="table-cell" style:parent-style-name="Default" style:data-style-name="N108"/>
    <style:style style:name="ce16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m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 style:data-style-name="N108">
      <style:table-cell-properties style:text-align-source="fix" style:repeat-content="false" fo:background-color="transparent" fo:wrap-option="wrap" fo:border="0.74pt solid #000000"/>
      <style:paragraph-properties fo:text-align="center" fo:margin-left="0mm"/>
    </style:style>
    <style:style style:name="ce19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21" style:family="table-cell" style:parent-style-name="Default" style:data-style-name="N110">
      <style:table-cell-properties style:text-align-source="fix" style:repeat-content="false" fo:background-color="transparent" fo:wrap-option="wrap" fo:border="0.74pt solid #000000"/>
      <style:paragraph-properties fo:text-align="center" fo:margin-left="0mm"/>
    </style:style>
    <style:style style:name="ce22" style:family="table-cell" style:parent-style-name="Default" style:data-style-name="N110">
      <style:table-cell-properties fo:background-color="#ffff00" style:text-align-source="fix" style:repeat-content="false" fo:wrap-option="wrap" fo:border="0.74pt solid #000000"/>
      <style:paragraph-properties fo:text-align="center" fo:margin-left="0mm"/>
    </style:style>
    <style:style style:name="ce23" style:family="table-cell" style:parent-style-name="Default" style:data-style-name="N110"/>
    <style:style style:name="ce24" style:family="table-cell" style:parent-style-name="Default" style:data-style-name="N110">
      <style:table-cell-properties style:text-align-source="fix" style:repeat-content="false" fo:wrap-option="wrap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</style:style>
    <style:style style:name="ce26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default-cell-style-name="ce9"/>
        <table:table-column table:style-name="co8" table:number-columns-repeated="2" table:default-cell-style-name="ce3"/>
        <table:table-column table:style-name="co9" table:default-cell-style-name="ce12"/>
        <table:table-column table:style-name="co10" table:default-cell-style-name="ce16"/>
        <table:table-column table:style-name="co8" table:default-cell-style-name="ce3"/>
        <table:table-column table:style-name="co11" table:number-columns-repeated="2" table:default-cell-style-name="ce16"/>
        <table:table-column table:style-name="co12" table:default-cell-style-name="ce16"/>
        <table:table-column table:style-name="co12" table:default-cell-style-name="ce24"/>
        <table:table-column table:style-name="co11" table:number-columns-repeated="1001" table:default-cell-style-name="ce3"/>
        <table:table-column table:style-name="co11" table:number-columns-repeated="7" table:default-cell-style-name="Default"/>
        <table:table-row table:style-name="ro1">
          <table:table-cell table:style-name="ce1" office:value-type="string" calcext:value-type="string">
            <text:p>Signal Number</text:p>
          </table:table-cell>
          <table:table-cell table:style-name="ce1" office:value-type="string" calcext:value-type="string">
            <text:p>Signal Description</text:p>
          </table:table-cell>
          <table:table-cell table:style-name="ce1" office:value-type="string" calcext:value-type="string">
            <text:p>Size/bits</text:p>
          </table:table-cell>
          <table:table-cell table:style-name="ce7" office:value-type="string" calcext:value-type="string">
            <text:p>J/ms</text:p>
          </table:table-cell>
          <table:table-cell table:style-name="ce1" office:value-type="string" calcext:value-type="string">
            <text:p>T/ms</text:p>
          </table:table-cell>
          <table:table-cell table:style-name="ce1" office:value-type="string" calcext:value-type="string">
            <text:p>Periodic / Sporadic</text:p>
          </table:table-cell>
          <table:table-cell table:style-name="ce7" office:value-type="string" calcext:value-type="string">
            <text:p>D/ms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0" office:value-type="string" calcext:value-type="string">
            <text:p>D – J</text:p>
          </table:table-cell>
          <table:table-cell table:style-name="ce13" office:value-type="string" calcext:value-type="string">
            <text:p>Ck para 1Mbs</text:p>
          </table:table-cell>
          <table:table-cell table:style-name="ce1" office:value-type="string" calcext:value-type="string">
            <text:p>Bm para 1Mbs</text:p>
          </table:table-cell>
          <table:table-cell table:style-name="ce13" office:value-type="string" calcext:value-type="string">
            <text:p>Wm para 1Mbs</text:p>
          </table:table-cell>
          <table:table-cell table:style-name="ce13" office:value-type="string" calcext:value-type="string">
            <text:p>Rm para 1Mbs</text:p>
          </table:table-cell>
          <table:table-cell table:style-name="ce13" office:value-type="string" calcext:value-type="string">
            <text:p>prioridad</text:p>
          </table:table-cell>
          <table:table-cell table:style-name="ce19"/>
          <table:table-cell table:style-name="ce1" table:number-columns-repeated="1001"/>
          <table:table-cell table:number-columns-repeated="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Brake Pressure, Line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2]-[.D2]" office:value-type="float" office:value="4.8" calcext:value-type="float">
            <text:p>4,80</text:p>
          </table:table-cell>
          <table:table-cell table:style-name="ce14" table:formula="of:=(47 + 8*[.$C2] + INT((34 + 8*[.$C2])/5))*[.P$7]" office:value-type="float" office:value="0.13" calcext:value-type="float">
            <text:p>0,13000</text:p>
          </table:table-cell>
          <table:table-cell table:style-name="ce17" table:formula="of:=MAX([.$K3:.$K$54])" office:value-type="float" office:value="0.13" calcext:value-type="float">
            <text:p>0,13</text:p>
          </table:table-cell>
          <table:table-cell table:style-name="ce14" table:formula="of:=[.L2]" office:value-type="float" office:value="0.13" calcext:value-type="float">
            <text:p>0,13000</text:p>
          </table:table-cell>
          <table:table-cell table:style-name="ce14" table:formula="of:= [.M2] + [.K2]" office:value-type="float" office:value="0.26" calcext:value-type="float">
            <text:p>0,260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orque Command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1" table:formula="of:=[.G3]-[.D3]" office:value-type="float" office:value="4.8" calcext:value-type="float">
            <text:p>4,80</text:p>
          </table:table-cell>
          <table:table-cell table:style-name="ce14" table:formula="of:=(47 + 8*[.$C3] + INT((34 + 8*[.$C3])/5))*[.P$7]" office:value-type="float" office:value="0.13" calcext:value-type="float">
            <text:p>0,13000</text:p>
          </table:table-cell>
          <table:table-cell table:style-name="ce17" table:formula="of:=MAX([.$K4:.$K$54])" office:value-type="float" office:value="0.13" calcext:value-type="float">
            <text:p>0,13</text:p>
          </table:table-cell>
          <table:table-cell table:style-name="ce14" table:formula="of:=[.L3] + [.M2]" office:value-type="float" office:value="0.26" calcext:value-type="float">
            <text:p>0,26000</text:p>
          </table:table-cell>
          <table:table-cell table:style-name="ce14" table:formula="of:= [.M3] + [.K3]" office:value-type="float" office:value="0.39" calcext:value-type="float">
            <text:p>0,39000</text:p>
          </table:table-cell>
          <table:table-cell table:style-name="ce18"/>
          <table:table-cell table:style-name="ce20" office:value-type="string" calcext:value-type="string">
            <text:p>Tiempo por bit</text:p>
          </table:table-cell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Processed Motor Speed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4]-[.D4]" office:value-type="float" office:value="4.8" calcext:value-type="float">
            <text:p>4,80</text:p>
          </table:table-cell>
          <table:table-cell table:style-name="ce14" table:formula="of:=(47 + 8*[.$C4] + INT((34 + 8*[.$C4])/5))*[.P$7]" office:value-type="float" office:value="0.13" calcext:value-type="float">
            <text:p>0,13000</text:p>
          </table:table-cell>
          <table:table-cell table:style-name="ce17" table:formula="of:=MAX([.$K5:.$K$54])" office:value-type="float" office:value="0.13" calcext:value-type="float">
            <text:p>0,13</text:p>
          </table:table-cell>
          <table:table-cell table:style-name="ce14" table:formula="of:=SUMARRANGO([.$P$7]; [.$M$2:.$M3])" office:value-type="float" office:value="0.39" calcext:value-type="float">
            <text:p>0,39000</text:p>
          </table:table-cell>
          <table:table-cell table:style-name="ce14" table:formula="of:= [.M4] + [.K4]" office:value-type="float" office:value="0.52" calcext:value-type="float">
            <text:p>0,52000</text:p>
          </table:table-cell>
          <table:table-cell table:style-name="ce18"/>
          <table:table-cell table:style-name="ce21" office:value-type="float" office:value="0.008" calcext:value-type="float">
            <text:p>0,008000</text:p>
          </table:table-cell>
          <table:table-cell table:style-name="ce25" office:value-type="string" calcext:value-type="string">
            <text:p>125Kb/s</text:p>
          </table:table-cell>
          <table:table-cell table:style-name="ce2" table:number-columns-repeated="1000"/>
          <table:table-cell table:number-columns-repeated="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ccelerator Position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5]-[.D5]" office:value-type="float" office:value="4.9" calcext:value-type="float">
            <text:p>4,90</text:p>
          </table:table-cell>
          <table:table-cell table:style-name="ce14" table:formula="of:=(47 + 8*[.$C5] + INT((34 + 8*[.$C5])/5))*[.P$7]" office:value-type="float" office:value="0.13" calcext:value-type="float">
            <text:p>0,13000</text:p>
          </table:table-cell>
          <table:table-cell table:style-name="ce17" table:formula="of:=MAX([.$K6:.$K$54])" office:value-type="float" office:value="0.13" calcext:value-type="float">
            <text:p>0,13</text:p>
          </table:table-cell>
          <table:table-cell table:style-name="ce14" table:formula="of:=SUMARRANGO([.$P$7]; [.$M$2:.$M4])" office:value-type="float" office:value="0.52" calcext:value-type="float">
            <text:p>0,52000</text:p>
          </table:table-cell>
          <table:table-cell table:style-name="ce14" table:formula="of:= [.M5] + [.K5]" office:value-type="float" office:value="0.65" calcext:value-type="float">
            <text:p>0,65000</text:p>
          </table:table-cell>
          <table:table-cell table:style-name="ce18"/>
          <table:table-cell table:style-name="ce21" office:value-type="float" office:value="0.004" calcext:value-type="float">
            <text:p>0,004000</text:p>
          </table:table-cell>
          <table:table-cell table:style-name="ce25" office:value-type="string" calcext:value-type="string">
            <text:p>250Kb/s</text:p>
          </table:table-cell>
          <table:table-cell table:style-name="ce2" table:number-columns-repeated="1000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rake Pressure, Master Cylinder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6]-[.D6]" office:value-type="float" office:value="4.9" calcext:value-type="float">
            <text:p>4,90</text:p>
          </table:table-cell>
          <table:table-cell table:style-name="ce14" table:formula="of:=(47 + 8*[.$C6] + INT((34 + 8*[.$C6])/5))*[.P$7]" office:value-type="float" office:value="0.13" calcext:value-type="float">
            <text:p>0,13000</text:p>
          </table:table-cell>
          <table:table-cell table:style-name="ce17" table:formula="of:=MAX([.$K7:.$K$54])" office:value-type="float" office:value="0.13" calcext:value-type="float">
            <text:p>0,13</text:p>
          </table:table-cell>
          <table:table-cell table:style-name="ce14" table:formula="of:=SUMARRANGO([.$P$7]; [.$M$2:.$M5])" office:value-type="float" office:value="0.65" calcext:value-type="float">
            <text:p>0,65000</text:p>
          </table:table-cell>
          <table:table-cell table:style-name="ce14" table:formula="of:= [.M6] + [.K6]" office:value-type="float" office:value="0.78" calcext:value-type="float">
            <text:p>0,78000</text:p>
          </table:table-cell>
          <table:table-cell table:style-name="ce18"/>
          <table:table-cell table:style-name="ce21" office:value-type="float" office:value="0.002" calcext:value-type="float">
            <text:p>0,002000</text:p>
          </table:table-cell>
          <table:table-cell table:style-name="ce25" office:value-type="string" calcext:value-type="string">
            <text:p>500Kb/s</text:p>
          </table:table-cell>
          <table:table-cell table:style-name="ce2" table:number-columns-repeated="1000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ransaction Clutch Line Pressure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7]-[.D7]" office:value-type="float" office:value="4.9" calcext:value-type="float">
            <text:p>4,90</text:p>
          </table:table-cell>
          <table:table-cell table:style-name="ce14" table:formula="of:=(47 + 8*[.$C7] + INT((34 + 8*[.$C7])/5))*[.P$7]" office:value-type="float" office:value="0.13" calcext:value-type="float">
            <text:p>0,13000</text:p>
          </table:table-cell>
          <table:table-cell table:style-name="ce17" table:formula="of:=MAX([.$K8:.$K$54])" office:value-type="float" office:value="0.13" calcext:value-type="float">
            <text:p>0,13</text:p>
          </table:table-cell>
          <table:table-cell table:style-name="ce14" table:formula="of:=SUMARRANGO([.$P$7]; [.$M$2:.$M6])" office:value-type="float" office:value="0.78" calcext:value-type="float">
            <text:p>0,78000</text:p>
          </table:table-cell>
          <table:table-cell table:style-name="ce14" table:formula="of:= [.M7] + [.K7]" office:value-type="float" office:value="0.91" calcext:value-type="float">
            <text:p>0,91000</text:p>
          </table:table-cell>
          <table:table-cell table:style-name="ce18"/>
          <table:table-cell table:style-name="ce22" office:value-type="float" office:value="0.001" calcext:value-type="float">
            <text:p>0,001000</text:p>
          </table:table-cell>
          <table:table-cell table:style-name="ce26" office:value-type="string" calcext:value-type="string">
            <text:p>1Mb/s</text:p>
          </table:table-cell>
          <table:table-cell table:style-name="ce2" table:number-columns-repeated="1000"/>
          <table:table-cell table:number-columns-repeated="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i&amp;Lo Contactor Open/Close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8]-[.D8]" office:value-type="float" office:value="4.9" calcext:value-type="float">
            <text:p>4,90</text:p>
          </table:table-cell>
          <table:table-cell table:style-name="ce14" table:formula="of:=(47 + 8*[.$C8] + INT((34 + 8*[.$C8])/5))*[.P$7]" office:value-type="float" office:value="0.092" calcext:value-type="float">
            <text:p>0,09200</text:p>
          </table:table-cell>
          <table:table-cell table:style-name="ce17" table:formula="of:=MAX([.$K9:.$K$54])" office:value-type="float" office:value="0.13" calcext:value-type="float">
            <text:p>0,13</text:p>
          </table:table-cell>
          <table:table-cell table:style-name="ce14" table:formula="of:=SUMARRANGO([.$P$7]; [.$M$2:.$M7])" office:value-type="float" office:value="0.91" calcext:value-type="float">
            <text:p>0,91000</text:p>
          </table:table-cell>
          <table:table-cell table:style-name="ce14" table:formula="of:= [.M8] + [.K8]" office:value-type="float" office:value="1.002" calcext:value-type="float">
            <text:p>1,002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lutch Pressure Contro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1" table:formula="of:=[.G9]-[.D9]" office:value-type="float" office:value="4.9" calcext:value-type="float">
            <text:p>4,90</text:p>
          </table:table-cell>
          <table:table-cell table:style-name="ce14" table:formula="of:=(47 + 8*[.$C9] + INT((34 + 8*[.$C9])/5))*[.P$7]" office:value-type="float" office:value="0.13" calcext:value-type="float">
            <text:p>0,13000</text:p>
          </table:table-cell>
          <table:table-cell table:style-name="ce17" table:formula="of:=MAX([.$K10:.$K$54])" office:value-type="float" office:value="0.13" calcext:value-type="float">
            <text:p>0,13</text:p>
          </table:table-cell>
          <table:table-cell table:style-name="ce14" table:formula="of:=SUMARRANGO([.$P$7]; [.$M$2:.$M8])" office:value-type="float" office:value="1.002" calcext:value-type="float">
            <text:p>1,00200</text:p>
          </table:table-cell>
          <table:table-cell table:style-name="ce14" table:formula="of:= [.M9] + [.K9]" office:value-type="float" office:value="1.132" calcext:value-type="float">
            <text:p>1,132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orque Measure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10]-[.D10]" office:value-type="float" office:value="4.9" calcext:value-type="float">
            <text:p>4,90</text:p>
          </table:table-cell>
          <table:table-cell table:style-name="ce14" table:formula="of:=(47 + 8*[.$C10] + INT((34 + 8*[.$C10])/5))*[.P$7]" office:value-type="float" office:value="0.063" calcext:value-type="float">
            <text:p>0,06300</text:p>
          </table:table-cell>
          <table:table-cell table:style-name="ce17" table:formula="of:=MAX([.$K11:.$K$54])" office:value-type="float" office:value="0.13" calcext:value-type="float">
            <text:p>0,13</text:p>
          </table:table-cell>
          <table:table-cell table:style-name="ce14" table:formula="of:=SUMARRANGO([.$P$7]; [.$M$2:.$M9])" office:value-type="float" office:value="1.132" calcext:value-type="float">
            <text:p>1,13200</text:p>
          </table:table-cell>
          <table:table-cell table:style-name="ce14" table:formula="of:= [.M10] + [.K10]" office:value-type="float" office:value="1.195" calcext:value-type="float">
            <text:p>1,195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Low Contactor Contro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1" table:formula="of:=[.G11]-[.D11]" office:value-type="float" office:value="9.6" calcext:value-type="float">
            <text:p>9,60</text:p>
          </table:table-cell>
          <table:table-cell table:style-name="ce14" table:formula="of:=(47 + 8*[.$C11] + INT((34 + 8*[.$C11])/5))*[.P$7]" office:value-type="float" office:value="0.13" calcext:value-type="float">
            <text:p>0,13000</text:p>
          </table:table-cell>
          <table:table-cell table:style-name="ce17" table:formula="of:=MAX([.$K12:.$K$54])" office:value-type="float" office:value="0.13" calcext:value-type="float">
            <text:p>0,13</text:p>
          </table:table-cell>
          <table:table-cell table:style-name="ce14" table:formula="of:=SUMARRANGO([.$P$7]; [.$M$2:.$M10])" office:value-type="float" office:value="1.195" calcext:value-type="float">
            <text:p>1,19500</text:p>
          </table:table-cell>
          <table:table-cell table:style-name="ce14" table:formula="of:= [.M11] + [.K11]" office:value-type="float" office:value="1.325" calcext:value-type="float">
            <text:p>1,325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High Contactor Contro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1" table:formula="of:=[.G12]-[.D12]" office:value-type="float" office:value="9.7" calcext:value-type="float">
            <text:p>9,70</text:p>
          </table:table-cell>
          <table:table-cell table:style-name="ce14" table:formula="of:=(47 + 8*[.$C12] + INT((34 + 8*[.$C12])/5))*[.P$7]" office:value-type="float" office:value="0.13" calcext:value-type="float">
            <text:p>0,13000</text:p>
          </table:table-cell>
          <table:table-cell table:style-name="ce17" table:formula="of:=MAX([.$K13:.$K$54])" office:value-type="float" office:value="0.13" calcext:value-type="float">
            <text:p>0,13</text:p>
          </table:table-cell>
          <table:table-cell table:style-name="ce14" table:formula="of:=SUMARRANGO([.$P$7]; [.$M$2:.$M11])" office:value-type="float" office:value="1.325" calcext:value-type="float">
            <text:p>1,32500</text:p>
          </table:table-cell>
          <table:table-cell table:style-name="ce14" table:formula="of:= [.M12] + [.K12]" office:value-type="float" office:value="1.455" calcext:value-type="float">
            <text:p>1,455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Main Contactor Acknowledge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1" table:formula="of:=[.G13]-[.D13]" office:value-type="float" office:value="18.5" calcext:value-type="float">
            <text:p>18,50</text:p>
          </table:table-cell>
          <table:table-cell table:style-name="ce14" table:formula="of:=(47 + 8*[.$C13] + INT((34 + 8*[.$C13])/5))*[.P$7]" office:value-type="float" office:value="0.063" calcext:value-type="float">
            <text:p>0,06300</text:p>
          </table:table-cell>
          <table:table-cell table:style-name="ce17" table:formula="of:=MAX([.$K14:.$K$54])" office:value-type="float" office:value="0.13" calcext:value-type="float">
            <text:p>0,13</text:p>
          </table:table-cell>
          <table:table-cell table:style-name="ce14" table:formula="of:=SUMARRANGO([.$P$7]; [.$M$2:.$M12])" office:value-type="float" office:value="1.455" calcext:value-type="float">
            <text:p>1,45500</text:p>
          </table:table-cell>
          <table:table-cell table:style-name="ce14" table:formula="of:= [.M13] + [.K13]" office:value-type="float" office:value="1.518" calcext:value-type="float">
            <text:p>1,518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Shift in Progress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4" calcext:value-type="float">
            <text:p>1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1" table:formula="of:=[.G14]-[.D14]" office:value-type="float" office:value="18.6" calcext:value-type="float">
            <text:p>18,60</text:p>
          </table:table-cell>
          <table:table-cell table:style-name="ce14" table:formula="of:=(47 + 8*[.$C14] + INT((34 + 8*[.$C14])/5))*[.P$7]" office:value-type="float" office:value="0.063" calcext:value-type="float">
            <text:p>0,06300</text:p>
          </table:table-cell>
          <table:table-cell table:style-name="ce17" table:formula="of:=MAX([.$K15:.$K$54])" office:value-type="float" office:value="0.13" calcext:value-type="float">
            <text:p>0,13</text:p>
          </table:table-cell>
          <table:table-cell table:style-name="ce14" table:formula="of:=SUMARRANGO([.$P$7]; [.$M$2:.$M13])" office:value-type="float" office:value="1.518" calcext:value-type="float">
            <text:p>1,51800</text:p>
          </table:table-cell>
          <table:table-cell table:style-name="ce14" table:formula="of:= [.M14] + [.K14]" office:value-type="float" office:value="1.581" calcext:value-type="float">
            <text:p>1,581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Idle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3" calcext:value-type="float">
            <text:p>1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1" table:formula="of:=[.G15]-[.D15]" office:value-type="float" office:value="18.7" calcext:value-type="float">
            <text:p>18,70</text:p>
          </table:table-cell>
          <table:table-cell table:style-name="ce14" table:formula="of:=(47 + 8*[.$C15] + INT((34 + 8*[.$C15])/5))*[.P$7]" office:value-type="float" office:value="0.063" calcext:value-type="float">
            <text:p>0,06300</text:p>
          </table:table-cell>
          <table:table-cell table:style-name="ce17" table:formula="of:=MAX([.$K16:.$K$54])" office:value-type="float" office:value="0.13" calcext:value-type="float">
            <text:p>0,13</text:p>
          </table:table-cell>
          <table:table-cell table:style-name="ce14" table:formula="of:=SUMARRANGO([.$P$7]; [.$M$2:.$M14])" office:value-type="float" office:value="1.581" calcext:value-type="float">
            <text:p>1,58100</text:p>
          </table:table-cell>
          <table:table-cell table:style-name="ce14" table:formula="of:= [.M15] + [.K15]" office:value-type="float" office:value="1.644" calcext:value-type="float">
            <text:p>1,644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FWD/REV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2" calcext:value-type="float">
            <text:p>1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1" table:formula="of:=[.G16]-[.D16]" office:value-type="float" office:value="18.8" calcext:value-type="float">
            <text:p>18,80</text:p>
          </table:table-cell>
          <table:table-cell table:style-name="ce14" table:formula="of:=(47 + 8*[.$C16] + INT((34 + 8*[.$C16])/5))*[.P$7]" office:value-type="float" office:value="0.063" calcext:value-type="float">
            <text:p>0,06300</text:p>
          </table:table-cell>
          <table:table-cell table:style-name="ce17" table:formula="of:=MAX([.$K17:.$K$54])" office:value-type="float" office:value="0.13" calcext:value-type="float">
            <text:p>0,13</text:p>
          </table:table-cell>
          <table:table-cell table:style-name="ce14" table:formula="of:=SUMARRANGO([.$P$7]; [.$M$2:.$M15])" office:value-type="float" office:value="1.644" calcext:value-type="float">
            <text:p>1,64400</text:p>
          </table:table-cell>
          <table:table-cell table:style-name="ce14" table:formula="of:= [.M16] + [.K16]" office:value-type="float" office:value="1.707" calcext:value-type="float">
            <text:p>1,707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Key Switch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1" calcext:value-type="float">
            <text:p>1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1" table:formula="of:=[.G17]-[.D17]" office:value-type="float" office:value="18.9" calcext:value-type="float">
            <text:p>18,90</text:p>
          </table:table-cell>
          <table:table-cell table:style-name="ce14" table:formula="of:=(47 + 8*[.$C17] + INT((34 + 8*[.$C17])/5))*[.P$7]" office:value-type="float" office:value="0.063" calcext:value-type="float">
            <text:p>0,06300</text:p>
          </table:table-cell>
          <table:table-cell table:style-name="ce17" table:formula="of:=MAX([.$K18:.$K$54])" office:value-type="float" office:value="0.13" calcext:value-type="float">
            <text:p>0,13</text:p>
          </table:table-cell>
          <table:table-cell table:style-name="ce14" table:formula="of:=SUMARRANGO([.$P$7]; [.$M$2:.$M16])" office:value-type="float" office:value="1.707" calcext:value-type="float">
            <text:p>1,70700</text:p>
          </table:table-cell>
          <table:table-cell table:style-name="ce14" table:formula="of:= [.M17] + [.K17]" office:value-type="float" office:value="1.77" calcext:value-type="float">
            <text:p>1,770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Warning Lights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ns,</text:p>
          </table:table-cell>
          <table:table-cell table:style-name="ce11" table:formula="of:=[.G18]-[.D18]" office:value-type="float" office:value="19" calcext:value-type="float">
            <text:p>19,00</text:p>
          </table:table-cell>
          <table:table-cell table:style-name="ce14" table:formula="of:=(47 + 8*[.$C18] + INT((34 + 8*[.$C18])/5))*[.P$7]" office:value-type="float" office:value="0.063" calcext:value-type="float">
            <text:p>0,06300</text:p>
          </table:table-cell>
          <table:table-cell table:style-name="ce17" table:formula="of:=MAX([.$K19:.$K$54])" office:value-type="float" office:value="0.13" calcext:value-type="float">
            <text:p>0,13</text:p>
          </table:table-cell>
          <table:table-cell table:style-name="ce14" table:formula="of:=SUMARRANGO([.$P$7]; [.$M$2:.$M17])" office:value-type="float" office:value="1.77" calcext:value-type="float">
            <text:p>1,77000</text:p>
          </table:table-cell>
          <table:table-cell table:style-name="ce14" table:formula="of:= [.M18] + [.K18]" office:value-type="float" office:value="1.833" calcext:value-type="float">
            <text:p>1,833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SOC Reset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19]-[.D19]" office:value-type="float" office:value="19.1" calcext:value-type="float">
            <text:p>19,10</text:p>
          </table:table-cell>
          <table:table-cell table:style-name="ce14" table:formula="of:=(47 + 8*[.$C19] + INT((34 + 8*[.$C19])/5))*[.P$7]" office:value-type="float" office:value="0.063" calcext:value-type="float">
            <text:p>0,06300</text:p>
          </table:table-cell>
          <table:table-cell table:style-name="ce17" table:formula="of:=MAX([.$K20:.$K$54])" office:value-type="float" office:value="0.13" calcext:value-type="float">
            <text:p>0,13</text:p>
          </table:table-cell>
          <table:table-cell table:style-name="ce14" table:formula="of:=SUMARRANGO([.$P$7]; [.$M$2:.$M18])" office:value-type="float" office:value="1.833" calcext:value-type="float">
            <text:p>1,83300</text:p>
          </table:table-cell>
          <table:table-cell table:style-name="ce14" table:formula="of:= [.M19] + [.K19]" office:value-type="float" office:value="1.896" calcext:value-type="float">
            <text:p>1,896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Backup Alarm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1" table:formula="of:=[.G20]-[.D20]" office:value-type="float" office:value="19.1" calcext:value-type="float">
            <text:p>19,10</text:p>
          </table:table-cell>
          <table:table-cell table:style-name="ce14" table:formula="of:=(47 + 8*[.$C20] + INT((34 + 8*[.$C20])/5))*[.P$7]" office:value-type="float" office:value="0.121" calcext:value-type="float">
            <text:p>0,12100</text:p>
          </table:table-cell>
          <table:table-cell table:style-name="ce17" table:formula="of:=MAX([.$K21:.$K$54])" office:value-type="float" office:value="0.13" calcext:value-type="float">
            <text:p>0,13</text:p>
          </table:table-cell>
          <table:table-cell table:style-name="ce14" table:formula="of:=SUMARRANGO([.$P$7]; [.$M$2:.$M19])" office:value-type="float" office:value="1.896" calcext:value-type="float">
            <text:p>1,89600</text:p>
          </table:table-cell>
          <table:table-cell table:style-name="ce14" table:formula="of:= [.M20] + [.K20]" office:value-type="float" office:value="2.017" calcext:value-type="float">
            <text:p>2,017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Brake Mode (Parallel/Split)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21]-[.D21]" office:value-type="float" office:value="19.2" calcext:value-type="float">
            <text:p>19,20</text:p>
          </table:table-cell>
          <table:table-cell table:style-name="ce14" table:formula="of:=(47 + 8*[.$C21] + INT((34 + 8*[.$C21])/5))*[.P$7]" office:value-type="float" office:value="0.063" calcext:value-type="float">
            <text:p>0,06300</text:p>
          </table:table-cell>
          <table:table-cell table:style-name="ce17" table:formula="of:=MAX([.$K22:.$K$54])" office:value-type="float" office:value="0.13" calcext:value-type="float">
            <text:p>0,13</text:p>
          </table:table-cell>
          <table:table-cell table:style-name="ce14" table:formula="of:=SUMARRANGO([.$P$7]; [.$M$2:.$M20])" office:value-type="float" office:value="2.017" calcext:value-type="float">
            <text:p>2,01700</text:p>
          </table:table-cell>
          <table:table-cell table:style-name="ce14" table:formula="of:= [.M21] + [.K21]" office:value-type="float" office:value="2.08" calcext:value-type="float">
            <text:p>2,080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Brake Solenoid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1" table:formula="of:=[.G22]-[.D22]" office:value-type="float" office:value="19.2" calcext:value-type="float">
            <text:p>19,20</text:p>
          </table:table-cell>
          <table:table-cell table:style-name="ce14" table:formula="of:=(47 + 8*[.$C22] + INT((34 + 8*[.$C22])/5))*[.P$7]" office:value-type="float" office:value="0.063" calcext:value-type="float">
            <text:p>0,06300</text:p>
          </table:table-cell>
          <table:table-cell table:style-name="ce17" table:formula="of:=MAX([.$K23:.$K$54])" office:value-type="float" office:value="0.13" calcext:value-type="float">
            <text:p>0,13</text:p>
          </table:table-cell>
          <table:table-cell table:style-name="ce14" table:formula="of:=SUMARRANGO([.$P$7]; [.$M$2:.$M21])" office:value-type="float" office:value="2.08" calcext:value-type="float">
            <text:p>2,08000</text:p>
          </table:table-cell>
          <table:table-cell table:style-name="ce14" table:formula="of:= [.M22] + [.K22]" office:value-type="float" office:value="2.143" calcext:value-type="float">
            <text:p>2,143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Status/Malfunction (TBD)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23]-[.D23]" office:value-type="float" office:value="19.2" calcext:value-type="float">
            <text:p>19,20</text:p>
          </table:table-cell>
          <table:table-cell table:style-name="ce14" table:formula="of:=(47 + 8*[.$C23] + INT((34 + 8*[.$C23])/5))*[.P$7]" office:value-type="float" office:value="0.13" calcext:value-type="float">
            <text:p>0,13000</text:p>
          </table:table-cell>
          <table:table-cell table:style-name="ce17" table:formula="of:=MAX([.$K24:.$K$54])" office:value-type="float" office:value="0.13" calcext:value-type="float">
            <text:p>0,13</text:p>
          </table:table-cell>
          <table:table-cell table:style-name="ce14" table:formula="of:=SUMARRANGO([.$P$7]; [.$M$2:.$M22])" office:value-type="float" office:value="2.143" calcext:value-type="float">
            <text:p>2,14300</text:p>
          </table:table-cell>
          <table:table-cell table:style-name="ce14" table:formula="of:= [.M23] + [.K23]" office:value-type="float" office:value="2.273" calcext:value-type="float">
            <text:p>2,273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peed Control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24]-[.D24]" office:value-type="float" office:value="19.3" calcext:value-type="float">
            <text:p>19,30</text:p>
          </table:table-cell>
          <table:table-cell table:style-name="ce14" table:formula="of:=(47 + 8*[.$C24] + INT((34 + 8*[.$C24])/5))*[.P$7]" office:value-type="float" office:value="0.082" calcext:value-type="float">
            <text:p>0,08200</text:p>
          </table:table-cell>
          <table:table-cell table:style-name="ce17" table:formula="of:=MAX([.$K25:.$K$54])" office:value-type="float" office:value="0.13" calcext:value-type="float">
            <text:p>0,13</text:p>
          </table:table-cell>
          <table:table-cell table:style-name="ce14" table:formula="of:=SUMARRANGO([.$P$7]; [.$M$2:.$M23])" office:value-type="float" office:value="2.273" calcext:value-type="float">
            <text:p>2,27300</text:p>
          </table:table-cell>
          <table:table-cell table:style-name="ce14" table:formula="of:= [.M24] + [.K24]" office:value-type="float" office:value="2.355" calcext:value-type="float">
            <text:p>2,355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12V Power Relay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1" table:formula="of:=[.G25]-[.D25]" office:value-type="float" office:value="19.3" calcext:value-type="float">
            <text:p>19,30</text:p>
          </table:table-cell>
          <table:table-cell table:style-name="ce14" table:formula="of:=(47 + 8*[.$C25] + INT((34 + 8*[.$C25])/5))*[.P$7]" office:value-type="float" office:value="0.073" calcext:value-type="float">
            <text:p>0,07300</text:p>
          </table:table-cell>
          <table:table-cell table:style-name="ce17" table:formula="of:=MAX([.$K26:.$K$54])" office:value-type="float" office:value="0.13" calcext:value-type="float">
            <text:p>0,13</text:p>
          </table:table-cell>
          <table:table-cell table:style-name="ce14" table:formula="of:=SUMARRANGO([.$P$7]; [.$M$2:.$M24])" office:value-type="float" office:value="2.355" calcext:value-type="float">
            <text:p>2,35500</text:p>
          </table:table-cell>
          <table:table-cell table:style-name="ce14" table:formula="of:= [.M25] + [.K25]" office:value-type="float" office:value="2.428" calcext:value-type="float">
            <text:p>2,428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Shutdown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26]-[.D26]" office:value-type="float" office:value="19.3" calcext:value-type="float">
            <text:p>19,30</text:p>
          </table:table-cell>
          <table:table-cell table:style-name="ce14" table:formula="of:=(47 + 8*[.$C26] + INT((34 + 8*[.$C26])/5))*[.P$7]" office:value-type="float" office:value="0.063" calcext:value-type="float">
            <text:p>0,06300</text:p>
          </table:table-cell>
          <table:table-cell table:style-name="ce17" table:formula="of:=MAX([.$K27:.$K$54])" office:value-type="float" office:value="0.13" calcext:value-type="float">
            <text:p>0,13</text:p>
          </table:table-cell>
          <table:table-cell table:style-name="ce14" table:formula="of:=SUMARRANGO([.$P$7]; [.$M$2:.$M25])" office:value-type="float" office:value="2.428" calcext:value-type="float">
            <text:p>2,42800</text:p>
          </table:table-cell>
          <table:table-cell table:style-name="ce14" table:formula="of:= [.M26] + [.K26]" office:value-type="float" office:value="2.491" calcext:value-type="float">
            <text:p>2,491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hift Lever (PRNDL)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27]-[.D27]" office:value-type="float" office:value="19.4" calcext:value-type="float">
            <text:p>19,40</text:p>
          </table:table-cell>
          <table:table-cell table:style-name="ce14" table:formula="of:=(47 + 8*[.$C27] + INT((34 + 8*[.$C27])/5))*[.P$7]" office:value-type="float" office:value="0.082" calcext:value-type="float">
            <text:p>0,08200</text:p>
          </table:table-cell>
          <table:table-cell table:style-name="ce17" table:formula="of:=MAX([.$K28:.$K$54])" office:value-type="float" office:value="0.13" calcext:value-type="float">
            <text:p>0,13</text:p>
          </table:table-cell>
          <table:table-cell table:style-name="ce14" table:formula="of:=SUMARRANGO([.$P$7]; [.$M$2:.$M26])" office:value-type="float" office:value="2.491" calcext:value-type="float">
            <text:p>2,49100</text:p>
          </table:table-cell>
          <table:table-cell table:style-name="ce14" table:formula="of:= [.M27] + [.K27]" office:value-type="float" office:value="2.573" calcext:value-type="float">
            <text:p>2,573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DC/DC Converter Current Control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1" table:formula="of:=[.G28]-[.D28]" office:value-type="float" office:value="19.4" calcext:value-type="float">
            <text:p>19,40</text:p>
          </table:table-cell>
          <table:table-cell table:style-name="ce14" table:formula="of:=(47 + 8*[.$C28] + INT((34 + 8*[.$C28])/5))*[.P$7]" office:value-type="float" office:value="0.13" calcext:value-type="float">
            <text:p>0,13000</text:p>
          </table:table-cell>
          <table:table-cell table:style-name="ce17" table:formula="of:=MAX([.$K29:.$K$54])" office:value-type="float" office:value="0.13" calcext:value-type="float">
            <text:p>0,13</text:p>
          </table:table-cell>
          <table:table-cell table:style-name="ce14" table:formula="of:=SUMARRANGO([.$P$7]; [.$M$2:.$M27])" office:value-type="float" office:value="2.573" calcext:value-type="float">
            <text:p>2,57300</text:p>
          </table:table-cell>
          <table:table-cell table:style-name="ce14" table:formula="of:= [.M28] + [.K28]" office:value-type="float" office:value="2.703" calcext:value-type="float">
            <text:p>2,703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Inverter Temperature Status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29]-[.D29]" office:value-type="float" office:value="19.4" calcext:value-type="float">
            <text:p>19,40</text:p>
          </table:table-cell>
          <table:table-cell table:style-name="ce14" table:formula="of:=(47 + 8*[.$C29] + INT((34 + 8*[.$C29])/5))*[.P$7]" office:value-type="float" office:value="0.073" calcext:value-type="float">
            <text:p>0,07300</text:p>
          </table:table-cell>
          <table:table-cell table:style-name="ce17" table:formula="of:=MAX([.$K30:.$K$54])" office:value-type="float" office:value="0.13" calcext:value-type="float">
            <text:p>0,13</text:p>
          </table:table-cell>
          <table:table-cell table:style-name="ce14" table:formula="of:=SUMARRANGO([.$P$7]; [.$M$2:.$M28])" office:value-type="float" office:value="2.703" calcext:value-type="float">
            <text:p>2,70300</text:p>
          </table:table-cell>
          <table:table-cell table:style-name="ce14" table:formula="of:= [.M29] + [.K29]" office:value-type="float" office:value="2.776" calcext:value-type="float">
            <text:p>2,776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mergency Brake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30]-[.D30]" office:value-type="float" office:value="19.5" calcext:value-type="float">
            <text:p>19,50</text:p>
          </table:table-cell>
          <table:table-cell table:style-name="ce14" table:formula="of:=(47 + 8*[.$C30] + INT((34 + 8*[.$C30])/5))*[.P$7]" office:value-type="float" office:value="0.063" calcext:value-type="float">
            <text:p>0,06300</text:p>
          </table:table-cell>
          <table:table-cell table:style-name="ce17" table:formula="of:=MAX([.$K31:.$K$54])" office:value-type="float" office:value="0.13" calcext:value-type="float">
            <text:p>0,13</text:p>
          </table:table-cell>
          <table:table-cell table:style-name="ce14" table:formula="of:=SUMARRANGO([.$P$7]; [.$M$2:.$M29])" office:value-type="float" office:value="2.776" calcext:value-type="float">
            <text:p>2,77600</text:p>
          </table:table-cell>
          <table:table-cell table:style-name="ce14" table:formula="of:= [.M30] + [.K30]" office:value-type="float" office:value="2.839" calcext:value-type="float">
            <text:p>2,839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Interlock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31]-[.D31]" office:value-type="float" office:value="19.5" calcext:value-type="float">
            <text:p>19,50</text:p>
          </table:table-cell>
          <table:table-cell table:style-name="ce14" table:formula="of:=(47 + 8*[.$C31] + INT((34 + 8*[.$C31])/5))*[.P$7]" office:value-type="float" office:value="0.063" calcext:value-type="float">
            <text:p>0,06300</text:p>
          </table:table-cell>
          <table:table-cell table:style-name="ce17" table:formula="of:=MAX([.$K32:.$K$54])" office:value-type="float" office:value="0.13" calcext:value-type="float">
            <text:p>0,13</text:p>
          </table:table-cell>
          <table:table-cell table:style-name="ce14" table:formula="of:=SUMARRANGO([.$P$7]; [.$M$2:.$M30])" office:value-type="float" office:value="2.839" calcext:value-type="float">
            <text:p>2,83900</text:p>
          </table:table-cell>
          <table:table-cell table:style-name="ce14" table:formula="of:= [.M31] + [.K31]" office:value-type="float" office:value="2.902" calcext:value-type="float">
            <text:p>2,902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Reverse and 2nd Gear Clutches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Trans</text:p>
          </table:table-cell>
          <table:table-cell table:style-name="ce11" table:formula="of:=[.G32]-[.D32]" office:value-type="float" office:value="19.5" calcext:value-type="float">
            <text:p>19,50</text:p>
          </table:table-cell>
          <table:table-cell table:style-name="ce14" table:formula="of:=(47 + 8*[.$C32] + INT((34 + 8*[.$C32])/5))*[.P$7]" office:value-type="float" office:value="0.073" calcext:value-type="float">
            <text:p>0,07300</text:p>
          </table:table-cell>
          <table:table-cell table:style-name="ce17" table:formula="of:=MAX([.$K33:.$K$54])" office:value-type="float" office:value="0.13" calcext:value-type="float">
            <text:p>0,13</text:p>
          </table:table-cell>
          <table:table-cell table:style-name="ce14" table:formula="of:=SUMARRANGO([.$P$7]; [.$M$2:.$M31])" office:value-type="float" office:value="2.902" calcext:value-type="float">
            <text:p>2,90200</text:p>
          </table:table-cell>
          <table:table-cell table:style-name="ce14" table:formula="of:= [.M32] + [.K32]" office:value-type="float" office:value="2.975" calcext:value-type="float">
            <text:p>2,975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Inhibit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33]-[.D33]" office:value-type="float" office:value="19.5" calcext:value-type="float">
            <text:p>19,50</text:p>
          </table:table-cell>
          <table:table-cell table:style-name="ce14" table:formula="of:=(47 + 8*[.$C33] + INT((34 + 8*[.$C33])/5))*[.P$7]" office:value-type="float" office:value="0.063" calcext:value-type="float">
            <text:p>0,06300</text:p>
          </table:table-cell>
          <table:table-cell table:style-name="ce17" table:formula="of:=MAX([.$K34:.$K$54])" office:value-type="float" office:value="0.13" calcext:value-type="float">
            <text:p>0,13</text:p>
          </table:table-cell>
          <table:table-cell table:style-name="ce14" table:formula="of:=SUMARRANGO([.$P$7]; [.$M$2:.$M32])" office:value-type="float" office:value="2.975" calcext:value-type="float">
            <text:p>2,97500</text:p>
          </table:table-cell>
          <table:table-cell table:style-name="ce14" table:formula="of:= [.M33] + [.K33]" office:value-type="float" office:value="3.038" calcext:value-type="float">
            <text:p>3,038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Accelerator Switch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34]-[.D34]" office:value-type="float" office:value="19.6" calcext:value-type="float">
            <text:p>19,60</text:p>
          </table:table-cell>
          <table:table-cell table:style-name="ce14" table:formula="of:=(47 + 8*[.$C34] + INT((34 + 8*[.$C34])/5))*[.P$7]" office:value-type="float" office:value="0.073" calcext:value-type="float">
            <text:p>0,07300</text:p>
          </table:table-cell>
          <table:table-cell table:style-name="ce17" table:formula="of:=MAX([.$K35:.$K$54])" office:value-type="float" office:value="0.13" calcext:value-type="float">
            <text:p>0,13</text:p>
          </table:table-cell>
          <table:table-cell table:style-name="ce14" table:formula="of:=SUMARRANGO([.$P$7]; [.$M$2:.$M33])" office:value-type="float" office:value="3.038" calcext:value-type="float">
            <text:p>3,03800</text:p>
          </table:table-cell>
          <table:table-cell table:style-name="ce14" table:formula="of:= [.M34] + [.K34]" office:value-type="float" office:value="3.111" calcext:value-type="float">
            <text:p>3,111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12V Power Ack I/M Contr,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35]-[.D35]" office:value-type="float" office:value="19.6" calcext:value-type="float">
            <text:p>19,60</text:p>
          </table:table-cell>
          <table:table-cell table:style-name="ce14" table:formula="of:=(47 + 8*[.$C35] + INT((34 + 8*[.$C35])/5))*[.P$7]" office:value-type="float" office:value="0.063" calcext:value-type="float">
            <text:p>0,06300</text:p>
          </table:table-cell>
          <table:table-cell table:style-name="ce17" table:formula="of:=MAX([.$K36:.$K$54])" office:value-type="float" office:value="0.13" calcext:value-type="float">
            <text:p>0,13</text:p>
          </table:table-cell>
          <table:table-cell table:style-name="ce14" table:formula="of:=SUMARRANGO([.$P$7]; [.$M$2:.$M34])" office:value-type="float" office:value="3.111" calcext:value-type="float">
            <text:p>3,11100</text:p>
          </table:table-cell>
          <table:table-cell table:style-name="ce14" table:formula="of:= [.M35] + [.K35]" office:value-type="float" office:value="3.174" calcext:value-type="float">
            <text:p>3,174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FWD/REV Ack,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36]-[.D36]" office:value-type="float" office:value="19.6" calcext:value-type="float">
            <text:p>19,60</text:p>
          </table:table-cell>
          <table:table-cell table:style-name="ce14" table:formula="of:=(47 + 8*[.$C36] + INT((34 + 8*[.$C36])/5))*[.P$7]" office:value-type="float" office:value="0.063" calcext:value-type="float">
            <text:p>0,06300</text:p>
          </table:table-cell>
          <table:table-cell table:style-name="ce17" table:formula="of:=MAX([.$K37:.$K$54])" office:value-type="float" office:value="0.13" calcext:value-type="float">
            <text:p>0,13</text:p>
          </table:table-cell>
          <table:table-cell table:style-name="ce14" table:formula="of:=SUMARRANGO([.$P$7]; [.$M$2:.$M35])" office:value-type="float" office:value="3.174" calcext:value-type="float">
            <text:p>3,17400</text:p>
          </table:table-cell>
          <table:table-cell table:style-name="ce14" table:formula="of:= [.M36] + [.K36]" office:value-type="float" office:value="3.237" calcext:value-type="float">
            <text:p>3,237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Key Switch Start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37]-[.D37]" office:value-type="float" office:value="19.7" calcext:value-type="float">
            <text:p>19,70</text:p>
          </table:table-cell>
          <table:table-cell table:style-name="ce14" table:formula="of:=(47 + 8*[.$C37] + INT((34 + 8*[.$C37])/5))*[.P$7]" office:value-type="float" office:value="0.063" calcext:value-type="float">
            <text:p>0,06300</text:p>
          </table:table-cell>
          <table:table-cell table:style-name="ce17" table:formula="of:=MAX([.$K38:.$K$54])" office:value-type="float" office:value="0.13" calcext:value-type="float">
            <text:p>0,13</text:p>
          </table:table-cell>
          <table:table-cell table:style-name="ce14" table:formula="of:=SUMARRANGO([.$P$7]; [.$M$2:.$M36])" office:value-type="float" office:value="3.237" calcext:value-type="float">
            <text:p>3,23700</text:p>
          </table:table-cell>
          <table:table-cell table:style-name="ce14" table:formula="of:= [.M37] + [.K37]" office:value-type="float" office:value="3.3" calcext:value-type="float">
            <text:p>3,300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rake Switch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38]-[.D38]" office:value-type="float" office:value="19.7" calcext:value-type="float">
            <text:p>19,70</text:p>
          </table:table-cell>
          <table:table-cell table:style-name="ce14" table:formula="of:=(47 + 8*[.$C38] + INT((34 + 8*[.$C38])/5))*[.P$7]" office:value-type="float" office:value="0.063" calcext:value-type="float">
            <text:p>0,06300</text:p>
          </table:table-cell>
          <table:table-cell table:style-name="ce17" table:formula="of:=MAX([.$K39:.$K$54])" office:value-type="float" office:value="0.13" calcext:value-type="float">
            <text:p>0,13</text:p>
          </table:table-cell>
          <table:table-cell table:style-name="ce14" table:formula="of:=SUMARRANGO([.$P$7]; [.$M$2:.$M37])" office:value-type="float" office:value="3.3" calcext:value-type="float">
            <text:p>3,30000</text:p>
          </table:table-cell>
          <table:table-cell table:style-name="ce14" table:formula="of:= [.M38] + [.K38]" office:value-type="float" office:value="3.363" calcext:value-type="float">
            <text:p>3,363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12V Power Ack Inverter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39]-[.D39]" office:value-type="float" office:value="19.7" calcext:value-type="float">
            <text:p>19,70</text:p>
          </table:table-cell>
          <table:table-cell table:style-name="ce14" table:formula="of:=(47 + 8*[.$C39] + INT((34 + 8*[.$C39])/5))*[.P$7]" office:value-type="float" office:value="0.063" calcext:value-type="float">
            <text:p>0,06300</text:p>
          </table:table-cell>
          <table:table-cell table:style-name="ce17" table:formula="of:=MAX([.$K40:.$K$54])" office:value-type="float" office:value="0.13" calcext:value-type="float">
            <text:p>0,13</text:p>
          </table:table-cell>
          <table:table-cell table:style-name="ce14" table:formula="of:=SUMARRANGO([.$P$7]; [.$M$2:.$M38])" office:value-type="float" office:value="3.363" calcext:value-type="float">
            <text:p>3,36300</text:p>
          </table:table-cell>
          <table:table-cell table:style-name="ce14" table:formula="of:= [.M39] + [.K39]" office:value-type="float" office:value="3.426" calcext:value-type="float">
            <text:p>3,426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Main Contactor Close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40]-[.D40]" office:value-type="float" office:value="19.7" calcext:value-type="float">
            <text:p>19,70</text:p>
          </table:table-cell>
          <table:table-cell table:style-name="ce14" table:formula="of:=(47 + 8*[.$C40] + INT((34 + 8*[.$C40])/5))*[.P$7]" office:value-type="float" office:value="0.13" calcext:value-type="float">
            <text:p>0,13000</text:p>
          </table:table-cell>
          <table:table-cell table:style-name="ce17" table:formula="of:=MAX([.$K41:.$K$54])" office:value-type="float" office:value="0.13" calcext:value-type="float">
            <text:p>0,13</text:p>
          </table:table-cell>
          <table:table-cell table:style-name="ce14" table:formula="of:=SUMARRANGO([.$P$7]; [.$M$2:.$M39])" office:value-type="float" office:value="3.426" calcext:value-type="float">
            <text:p>3,42600</text:p>
          </table:table-cell>
          <table:table-cell table:style-name="ce14" table:formula="of:= [.M40] + [.K40]" office:value-type="float" office:value="3.556" calcext:value-type="float">
            <text:p>3,556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Key Switch Run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41]-[.D41]" office:value-type="float" office:value="19.8" calcext:value-type="float">
            <text:p>19,80</text:p>
          </table:table-cell>
          <table:table-cell table:style-name="ce14" table:formula="of:=(47 + 8*[.$C41] + INT((34 + 8*[.$C41])/5))*[.P$7]" office:value-type="float" office:value="0.063" calcext:value-type="float">
            <text:p>0,06300</text:p>
          </table:table-cell>
          <table:table-cell table:style-name="ce17" table:formula="of:=MAX([.$K42:.$K$54])" office:value-type="float" office:value="0.13" calcext:value-type="float">
            <text:p>0,13</text:p>
          </table:table-cell>
          <table:table-cell table:style-name="ce14" table:formula="of:=SUMARRANGO([.$P$7]; [.$M$2:.$M40])" office:value-type="float" office:value="3.556" calcext:value-type="float">
            <text:p>3,55600</text:p>
          </table:table-cell>
          <table:table-cell table:style-name="ce14" table:formula="of:= [.M41] + [.K41]" office:value-type="float" office:value="3.619" calcext:value-type="float">
            <text:p>3,619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12V Power Ack Vehicle Control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42]-[.D42]" office:value-type="float" office:value="19.8" calcext:value-type="float">
            <text:p>19,80</text:p>
          </table:table-cell>
          <table:table-cell table:style-name="ce14" table:formula="of:=(47 + 8*[.$C42] + INT((34 + 8*[.$C42])/5))*[.P$7]" office:value-type="float" office:value="0.063" calcext:value-type="float">
            <text:p>0,06300</text:p>
          </table:table-cell>
          <table:table-cell table:style-name="ce17" table:formula="of:=MAX([.$K43:.$K$54])" office:value-type="float" office:value="0.13" calcext:value-type="float">
            <text:p>0,13</text:p>
          </table:table-cell>
          <table:table-cell table:style-name="ce14" table:formula="of:=SUMARRANGO([.$P$7]; [.$M$2:.$M41])" office:value-type="float" office:value="3.619" calcext:value-type="float">
            <text:p>3,61900</text:p>
          </table:table-cell>
          <table:table-cell table:style-name="ce14" table:formula="of:= [.M42] + [.K42]" office:value-type="float" office:value="3.682" calcext:value-type="float">
            <text:p>3,682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uxiliary Battery Current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9" calcext:value-type="float">
            <text:p>0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43]-[.D43]" office:value-type="float" office:value="99.1" calcext:value-type="float">
            <text:p>99,10</text:p>
          </table:table-cell>
          <table:table-cell table:style-name="ce14" table:formula="of:=(47 + 8*[.$C43] + INT((34 + 8*[.$C43])/5))*[.P$7]" office:value-type="float" office:value="0.13" calcext:value-type="float">
            <text:p>0,13000</text:p>
          </table:table-cell>
          <table:table-cell table:style-name="ce17" table:formula="of:=MAX([.$K44:.$K$54])" office:value-type="float" office:value="0.13" calcext:value-type="float">
            <text:p>0,13</text:p>
          </table:table-cell>
          <table:table-cell table:style-name="ce14" table:formula="of:=SUMARRANGO([.$P$7]; [.$M$2:.$M42])" office:value-type="float" office:value="3.682" calcext:value-type="float">
            <text:p>3,68200</text:p>
          </table:table-cell>
          <table:table-cell table:style-name="ce14" table:formula="of:= [.M43] + [.K43]" office:value-type="float" office:value="3.812" calcext:value-type="float">
            <text:p>3,812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uxiliary Battery Voltage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8" calcext:value-type="float">
            <text:p>0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44]-[.D44]" office:value-type="float" office:value="99.2" calcext:value-type="float">
            <text:p>99,20</text:p>
          </table:table-cell>
          <table:table-cell table:style-name="ce14" table:formula="of:=(47 + 8*[.$C44] + INT((34 + 8*[.$C44])/5))*[.P$7]" office:value-type="float" office:value="0.13" calcext:value-type="float">
            <text:p>0,13000</text:p>
          </table:table-cell>
          <table:table-cell table:style-name="ce17" table:formula="of:=MAX([.$K45:.$K$54])" office:value-type="float" office:value="0.13" calcext:value-type="float">
            <text:p>0,13</text:p>
          </table:table-cell>
          <table:table-cell table:style-name="ce14" table:formula="of:=SUMARRANGO([.$P$7]; [.$M$2:.$M43])" office:value-type="float" office:value="3.812" calcext:value-type="float">
            <text:p>3,81200</text:p>
          </table:table-cell>
          <table:table-cell table:style-name="ce14" table:formula="of:= [.M44] + [.K44]" office:value-type="float" office:value="3.942" calcext:value-type="float">
            <text:p>3,942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ction Battery Current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7" calcext:value-type="float">
            <text:p>0,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45]-[.D45]" office:value-type="float" office:value="99.3" calcext:value-type="float">
            <text:p>99,30</text:p>
          </table:table-cell>
          <table:table-cell table:style-name="ce14" table:formula="of:=(47 + 8*[.$C45] + INT((34 + 8*[.$C45])/5))*[.P$7]" office:value-type="float" office:value="0.13" calcext:value-type="float">
            <text:p>0,13000</text:p>
          </table:table-cell>
          <table:table-cell table:style-name="ce17" table:formula="of:=MAX([.$K46:.$K$54])" office:value-type="float" office:value="0.13" calcext:value-type="float">
            <text:p>0,13</text:p>
          </table:table-cell>
          <table:table-cell table:style-name="ce14" table:formula="of:=[.L45] + [.M44]" office:value-type="float" office:value="3.942" calcext:value-type="float">
            <text:p>3,94200</text:p>
          </table:table-cell>
          <table:table-cell table:style-name="ce14" table:formula="of:= [.M45] + [.K45]" office:value-type="float" office:value="4.072" calcext:value-type="float">
            <text:p>4,072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action Battery Voltage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6" calcext:value-type="float">
            <text:p>0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46]-[.D46]" office:value-type="float" office:value="99.4" calcext:value-type="float">
            <text:p>99,40</text:p>
          </table:table-cell>
          <table:table-cell table:style-name="ce14" table:formula="of:=(47 + 8*[.$C46] + INT((34 + 8*[.$C46])/5))*[.P$7]" office:value-type="float" office:value="0.13" calcext:value-type="float">
            <text:p>0,13000</text:p>
          </table:table-cell>
          <table:table-cell table:style-name="ce17" table:formula="of:=MAX([.$K47:.$K$54])" office:value-type="float" office:value="0.13" calcext:value-type="float">
            <text:p>0,13</text:p>
          </table:table-cell>
          <table:table-cell table:style-name="ce14" table:formula="of:=[.L46] + [.M45]" office:value-type="float" office:value="4.072" calcext:value-type="float">
            <text:p>4,07200</text:p>
          </table:table-cell>
          <table:table-cell table:style-name="ce14" table:formula="of:= [.M46] + [.K46]" office:value-type="float" office:value="4.202" calcext:value-type="float">
            <text:p>4,202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Vehicle Speed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47]-[.D47]" office:value-type="float" office:value="99.6" calcext:value-type="float">
            <text:p>99,60</text:p>
          </table:table-cell>
          <table:table-cell table:style-name="ce14" table:formula="of:=(47 + 8*[.$C47] + INT((34 + 8*[.$C47])/5))*[.P$7]" office:value-type="float" office:value="0.13" calcext:value-type="float">
            <text:p>0,13000</text:p>
          </table:table-cell>
          <table:table-cell table:style-name="ce17" table:formula="of:=MAX([.$K48:.$K$54])" office:value-type="float" office:value="0.13" calcext:value-type="float">
            <text:p>0,13</text:p>
          </table:table-cell>
          <table:table-cell table:style-name="ce14" table:formula="of:=SUMARRANGO([.$P$7]; [.$M$2:.$M46])" office:value-type="float" office:value="4.202" calcext:value-type="float">
            <text:p>4,20200</text:p>
          </table:table-cell>
          <table:table-cell table:style-name="ce14" table:formula="of:= [.M47] + [.K47]" office:value-type="float" office:value="4.332" calcext:value-type="float">
            <text:p>4,332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ransaxle Lubrication Pressure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48]-[.D48]" office:value-type="float" office:value="99.8" calcext:value-type="float">
            <text:p>99,80</text:p>
          </table:table-cell>
          <table:table-cell table:style-name="ce14" table:formula="of:=(47 + 8*[.$C48] + INT((34 + 8*[.$C48])/5))*[.P$7]" office:value-type="float" office:value="0.13" calcext:value-type="float">
            <text:p>0,13000</text:p>
          </table:table-cell>
          <table:table-cell table:style-name="ce17" table:formula="of:=MAX([.$K49:.$K$54])" office:value-type="float" office:value="0.13" calcext:value-type="float">
            <text:p>0,13</text:p>
          </table:table-cell>
          <table:table-cell table:style-name="ce14" table:formula="of:=SUMARRANGO([.$P$7]; [.$M$2:.$M47])" office:value-type="float" office:value="4.332" calcext:value-type="float">
            <text:p>4,33200</text:p>
          </table:table-cell>
          <table:table-cell table:style-name="ce14" table:formula="of:= [.M48] + [.K48]" office:value-type="float" office:value="4.462" calcext:value-type="float">
            <text:p>4,462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raction Battery Ground Fault Test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7" calcext:value-type="float">
            <text:p>1,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1" table:formula="of:=[.G49]-[.D49]" office:value-type="float" office:value="998.3" calcext:value-type="float">
            <text:p>998,30</text:p>
          </table:table-cell>
          <table:table-cell table:style-name="ce14" table:formula="of:=(47 + 8*[.$C49] + INT((34 + 8*[.$C49])/5))*[.P$7]" office:value-type="float" office:value="0.063" calcext:value-type="float">
            <text:p>0,06300</text:p>
          </table:table-cell>
          <table:table-cell table:style-name="ce17" table:formula="of:=MAX([.$K50:.$K$54])" office:value-type="float" office:value="0.13" calcext:value-type="float">
            <text:p>0,13</text:p>
          </table:table-cell>
          <table:table-cell table:style-name="ce14" table:formula="of:=SUMARRANGO([.$P$7]; [.$M$2:.$M48])" office:value-type="float" office:value="4.462" calcext:value-type="float">
            <text:p>4,46200</text:p>
          </table:table-cell>
          <table:table-cell table:style-name="ce14" table:formula="of:= [.M49] + [.K49]" office:value-type="float" office:value="4.525" calcext:value-type="float">
            <text:p>4,525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DC/DC Converter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6" calcext:value-type="float">
            <text:p>1,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1" table:formula="of:=[.G50]-[.D50]" office:value-type="float" office:value="998.4" calcext:value-type="float">
            <text:p>998,40</text:p>
          </table:table-cell>
          <table:table-cell table:style-name="ce14" table:formula="of:=(47 + 8*[.$C50] + INT((34 + 8*[.$C50])/5))*[.P$7]" office:value-type="float" office:value="0.063" calcext:value-type="float">
            <text:p>0,06300</text:p>
          </table:table-cell>
          <table:table-cell table:style-name="ce17" table:formula="of:=MAX([.$K51:.$K$54])" office:value-type="float" office:value="0.13" calcext:value-type="float">
            <text:p>0,13</text:p>
          </table:table-cell>
          <table:table-cell table:style-name="ce14" table:formula="of:=SUMARRANGO([.$P$7]; [.$M$2:.$M49])" office:value-type="float" office:value="4.525" calcext:value-type="float">
            <text:p>4,52500</text:p>
          </table:table-cell>
          <table:table-cell table:style-name="ce14" table:formula="of:= [.M50] + [.K50]" office:value-type="float" office:value="4.588" calcext:value-type="float">
            <text:p>4,588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raction Battery Ground Fault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.2" calcext:value-type="float">
            <text:p>1,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51]-[.D51]" office:value-type="float" office:value="998.8" calcext:value-type="float">
            <text:p>998,80</text:p>
          </table:table-cell>
          <table:table-cell table:style-name="ce14" table:formula="of:=(47 + 8*[.$C51] + INT((34 + 8*[.$C51])/5))*[.P$7]" office:value-type="float" office:value="0.063" calcext:value-type="float">
            <text:p>0,06300</text:p>
          </table:table-cell>
          <table:table-cell table:style-name="ce17" table:formula="of:=MAX([.$K52:.$K$54])" office:value-type="float" office:value="0.13" calcext:value-type="float">
            <text:p>0,13</text:p>
          </table:table-cell>
          <table:table-cell table:style-name="ce14" table:formula="of:=SUMARRANGO([.$P$7]; [.$M$2:.$M50])" office:value-type="float" office:value="4.588" calcext:value-type="float">
            <text:p>4,58800</text:p>
          </table:table-cell>
          <table:table-cell table:style-name="ce14" table:formula="of:= [.M51] + [.K51]" office:value-type="float" office:value="4.651" calcext:value-type="float">
            <text:p>4,651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raction Battery Temp, Max,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1.1" calcext:value-type="float">
            <text:p>1,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52]-[.D52]" office:value-type="float" office:value="998.9" calcext:value-type="float">
            <text:p>998,90</text:p>
          </table:table-cell>
          <table:table-cell table:style-name="ce14" table:formula="of:=(47 + 8*[.$C52] + INT((34 + 8*[.$C52])/5))*[.P$7]" office:value-type="float" office:value="0.13" calcext:value-type="float">
            <text:p>0,13000</text:p>
          </table:table-cell>
          <table:table-cell table:style-name="ce17" table:formula="of:=MAX([.$K53:.$K$54])" office:value-type="float" office:value="0.13" calcext:value-type="float">
            <text:p>0,13</text:p>
          </table:table-cell>
          <table:table-cell table:style-name="ce14" table:formula="of:=SUMARRANGO([.$P$7]; [.$M$2:.$M51])" office:value-type="float" office:value="4.651" calcext:value-type="float">
            <text:p>4,65100</text:p>
          </table:table-cell>
          <table:table-cell table:style-name="ce14" table:formula="of:= [.M52] + [.K52]" office:value-type="float" office:value="4.781" calcext:value-type="float">
            <text:p>4,781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raction Battery Temp, Average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53]-[.D53]" office:value-type="float" office:value="999" calcext:value-type="float">
            <text:p>999,00</text:p>
          </table:table-cell>
          <table:table-cell table:style-name="ce14" table:formula="of:=(47 + 8*[.$C53] + INT((34 + 8*[.$C53])/5))*[.P$7]" office:value-type="float" office:value="0.13" calcext:value-type="float">
            <text:p>0,13000</text:p>
          </table:table-cell>
          <table:table-cell table:style-name="ce17" table:formula="of:=MAX([.$K54:.$K$54])" office:value-type="float" office:value="0.073" calcext:value-type="float">
            <text:p>0,073</text:p>
          </table:table-cell>
          <table:table-cell table:style-name="ce14" table:formula="of:=SUMARRANGO([.$P$7]; [.$M$2:.$M52])" office:value-type="float" office:value="4.724" calcext:value-type="float">
            <text:p>4,72400</text:p>
          </table:table-cell>
          <table:table-cell table:style-name="ce14" table:formula="of:= [.M53] + [.K53]" office:value-type="float" office:value="4.854" calcext:value-type="float">
            <text:p>4,854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Motor/Trans Over Temperature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1" table:formula="of:=[.G54]-[.D54]" office:value-type="float" office:value="999.7" calcext:value-type="float">
            <text:p>999,70</text:p>
          </table:table-cell>
          <table:table-cell table:style-name="ce14" table:formula="of:=(47 + 8*[.$C54] + INT((34 + 8*[.$C54])/5))*[.P$7]" office:value-type="float" office:value="0.073" calcext:value-type="float">
            <text:p>0,07300</text:p>
          </table:table-cell>
          <table:table-cell table:style-name="ce17" table:formula="of:=MAX([.$K$54:.$K55])" office:value-type="float" office:value="0.073" calcext:value-type="float">
            <text:p>0,073</text:p>
          </table:table-cell>
          <table:table-cell table:style-name="ce14" table:formula="of:=SUMARRANGO([.$P$7]; [.$M$2:.$M53])" office:value-type="float" office:value="4.854" calcext:value-type="float">
            <text:p>4,85400</text:p>
          </table:table-cell>
          <table:table-cell table:style-name="ce14" table:formula="of:= [.M54] + [.K54]" office:value-type="float" office:value="4.927" calcext:value-type="float">
            <text:p>4,92700</text:p>
          </table:table-cell>
          <table:table-cell table:style-name="ce18"/>
          <table:table-cell table:style-name="ce20"/>
          <table:table-cell table:style-name="ce2" table:number-columns-repeated="1001"/>
          <table:table-cell table:number-columns-repeated="7"/>
        </table:table-row>
        <table:table-row table:style-name="ro3">
          <table:table-cell table:style-name="Default" table:number-columns-repeated="10"/>
          <table:table-cell table:style-name="ce15"/>
          <table:table-cell table:style-name="Default"/>
          <table:table-cell table:style-name="ce15" table:number-columns-repeated="3"/>
          <table:table-cell table:style-name="ce23"/>
          <table:table-cell table:style-name="Default" table:number-columns-repeated="1001"/>
          <table:table-cell table:number-columns-repeated="7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Hoja1.A1:Hoja1.N1048576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  <draw:marker draw:name="Fin_20_de_20_línea_20_3" draw:display-name="Fin de línea 3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4" draw:display-name="Fin de línea 4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10:03:36.77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0:33:42.16</meta:creation-date>
    <dc:date>2016-09-18T22:46:43.856000000</dc:date>
    <meta:editing-duration>P1DT13H46M49S</meta:editing-duration>
    <meta:editing-cycles>119</meta:editing-cycles>
    <meta:generator>LibreOffice/5.2.1.2$Windows_X86_64 LibreOffice_project/31dd62db80d4e60af04904455ec9c9219178d620</meta:generator>
    <meta:document-statistic meta:table-count="3" meta:cell-count="76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AsignarPrioridades()
End Sub

Sub AsignarPrioridades
	Dim Wm_n, Jk, Tk, Ck, Cm, Bm, Dm as Object 
	Dim oHojaActiva as Object
	Dim celdaPrioridad as Object
	Dim SignalNumber as Object
	
	oHojaActiva = ThisComponent.getCurrentController.getActiveSheet()
	For prioridad = 53 To 1 Step -1 
		celdaPrioridad = oHojaActiva.getCellByPosition( 14, prioridad)
		SignalNumber = oHojaActiva.getCellByPosition( 0, prioridad)
		Ck = oHojaActiva.getCellByPosition( 10, prioridad)							'K(x) Ck
		Jk = oHojaActiva.getCellByPosition( 3, 	prioridad)							'D(x) J/ms
		Dk = oHojaActiva.getCellByPosition( 6, 	prioridad)							'D(x) D/ms
		Bm = oHojaActiva.getCellByPosition( 11, prioridad)							'L(x-1) Bm	
			
		if (celdaPrioridad.Value = 0) then
			REM Si el mensaje no tiene prioridad
			REM celdaPrioridad.CellBackColor = RGB(255, 0, 0)
			
			if (Dk.Value &gt; Bm.Value + Ck.Value ) then
				REM Si el mensaje es scheduleable 
				celdaPrioridad.Value = SignalNumber.Value
			end if
			
		end if
	Next

End Sub

'Función para sumar los valores de un rango
Function SumarRango( tiempoBit, Rango ) As Double 
	Dim oHojaActiva as Object
	Dim Wm_n, Jk, Tk, Ck, Cm, Bm as Object 
	Dim Wm_sig_n, serieTmp, ceilingValue As Double
	Dim co3 As Long, co2 As Long
	Dim args( 1 to 2 ) As Variant
	
	service = createUnoService("com.sun.star.sheet.FunctionAccess")
	
	oHojaActiva = ThisComponent.getCurrentController.getActiveSheet()
	co3 = UBound( Rango,1 )

	Bm = oHojaActiva.getCellByPosition( 11, co3+1)	'L(x-1) Bm
	Wm_n = oHojaActiva.getCellByPosition( 12, co3) 	'M(x-1)	Wm
	Wm_sig_n = Bm.Value								'Wn+1= Bm +...

	serieTmp = 0
	For co2 = UBound( Rango,1)  To LBound(Rango, 1) Step -1			'Todos de prioridad mayor a mi
	    Jk = oHojaActiva.getCellByPosition( 3, co2)			'D(x) J/ms
	    Tk = oHojaActiva.getCellByPosition( 4, co2)			'E(x) T/ms
	    Ck = oHojaActiva.getCellByPosition( 10, co2)			'K(x) Ck
	   
	   	args(1) = ((Wm_n.Value + Jk.Value + tiempoBit) / Tk.Value)
	  	args(2) = 1
	   	ceilingValue = service.callFunction( "CEILING", args() )
	   
	   	serieTmp = serieTmp + ceilingValue * Ck.Value
	     ' MsgBox "co2:" + co2 + "co3:" + co3
	Next co2
	
	'Asignamos el resultado
	SumarRango =  Wm_sig_n + serieTmp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Macros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